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small-caps" fo:color="#000000" style:text-position="super 58%" fo:font-size="12pt" fo:letter-spacing="normal" style:text-underline-style="none" fo:font-weight="bold" style:font-size-asian="12pt" style:font-weight-asian="bold" style:font-size-complex="9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5f09ee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5ed913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60af09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4bab06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e5a0a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ce9d3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cba3b" officeooo:paragraph-rsid="0049d5a2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style:line-height-at-least="0.176cm" fo:text-align="center" style:justify-single-word="false" fo:orphans="0" fo:widows="0"/>
      <style:text-properties fo:font-variant="small-caps"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top="0.071cm" fo:margin-bottom="0.071cm" style:contextual-spacing="false" style:line-height-at-least="0.176cm" fo:text-align="center" style:justify-single-word="false" fo:orphans="0" fo:widows="0" style:snap-to-layout-grid="false"/>
      <style:text-properties fo:font-variant="small-caps" fo:font-size="9pt" style:text-underline-style="none" fo:font-weight="bold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5ce9d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normal" fo:text-transform="none" fo:color="#000000" style:font-name="Times New Roman1" fo:font-size="12pt" fo:letter-spacing="normal" fo:font-style="normal" fo:font-weight="bold" officeooo:rsid="0049d5a2" style:font-size-asian="12pt" style:font-weight-asian="bold" style:font-size-complex="12pt" style:font-weight-complex="bold"/>
    </style:style>
    <style:style style:name="T1" style:family="text">
      <style:text-properties style:font-name="Times New Roman1" fo:font-style="normal" fo:font-weight="bold" style:font-weight-asian="bold" style:font-weight-complex="bold"/>
    </style:style>
    <style:style style:name="T2" style:family="text"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5f09ee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color="#cc0066" officeooo:rsid="0032abb8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49d5a2" style:font-weight-asian="bold" style:font-weight-complex="bold"/>
    </style:style>
    <style:style style:name="T9" style:family="text">
      <style:text-properties officeooo:rsid="005d2301" style:font-weight-asian="bold" style:font-weight-complex="bold"/>
    </style:style>
    <style:style style:name="T10" style:family="text">
      <style:text-properties officeooo:rsid="002cba3b" style:font-weight-asian="bold" style:font-weight-complex="bold"/>
    </style:style>
    <style:style style:name="T11" style:family="text">
      <style:text-properties officeooo:rsid="004bab06" style:font-weight-asian="bold" style:font-weight-complex="bold"/>
    </style:style>
    <style:style style:name="T12" style:family="text">
      <style:text-properties officeooo:rsid="004a09a1" style:font-weight-asian="bold" style:font-weight-complex="bold"/>
    </style:style>
    <style:style style:name="T13" style:family="text">
      <style:text-properties officeooo:rsid="0046b974" style:font-weight-asian="bold" style:font-weight-complex="bold"/>
    </style:style>
    <style:style style:name="T14" style:family="text">
      <style:text-properties officeooo:rsid="005ce9d3" style:font-weight-asian="bold" style:font-weight-complex="bold"/>
    </style:style>
    <style:style style:name="T15" style:family="text">
      <style:text-properties officeooo:rsid="005ed913" style:font-weight-asian="bold" style:font-weight-complex="bold"/>
    </style:style>
    <style:style style:name="T16" style:family="text">
      <style:text-properties officeooo:rsid="002972c4" style:font-weight-asian="bold" style:font-weight-complex="bold"/>
    </style:style>
    <style:style style:name="T17" style:family="text">
      <style:text-properties officeooo:rsid="005e5a0a"/>
    </style:style>
    <style:style style:name="T18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19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20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21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22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23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24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25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26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27" style:family="text">
      <style:text-properties style:font-name="Times New Roman" fo:font-weight="normal" officeooo:rsid="005d2301" style:font-size-asian="12pt" style:font-weight-asian="bold" style:font-size-complex="12pt" style:font-weight-complex="bold"/>
    </style:style>
    <style:style style:name="T28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29" style:family="text">
      <style:text-properties style:font-name="Times New Roman" fo:font-weight="normal" style:font-size-asian="12pt" style:font-size-complex="12pt"/>
    </style:style>
    <style:style style:name="T30" style:family="text">
      <style:text-properties style:font-name="Times New Roman" fo:font-weight="normal" officeooo:rsid="0074df1b" style:font-size-asian="12pt" style:font-size-complex="12pt"/>
    </style:style>
    <style:style style:name="T31" style:family="text">
      <style:text-properties style:font-name="Times New Roman" fo:font-weight="normal" officeooo:rsid="0045fc7e" style:font-size-asian="12pt" style:font-size-complex="12pt"/>
    </style:style>
    <style:style style:name="T32" style:family="text">
      <style:text-properties style:font-name="Times New Roman" fo:font-weight="normal" officeooo:rsid="005ce9d3" style:font-size-asian="12pt" style:font-size-complex="12pt"/>
    </style:style>
    <style:style style:name="T33" style:family="text">
      <style:text-properties style:font-name="Times New Roman" fo:font-weight="normal" officeooo:rsid="0049d5a2" style:font-size-asian="12pt" style:font-size-complex="12pt"/>
    </style:style>
    <style:style style:name="T34" style:family="text">
      <style:text-properties style:font-name="Times New Roman" fo:font-weight="normal" officeooo:rsid="005ed913" style:font-size-asian="12pt" style:font-size-complex="12pt"/>
    </style:style>
    <style:style style:name="T35" style:family="text">
      <style:text-properties style:font-name="Times New Roman" fo:font-weight="normal" officeooo:rsid="005f09ee" style:font-size-asian="12pt" style:font-size-complex="12pt"/>
    </style:style>
    <style:style style:name="T36" style:family="text">
      <style:text-properties style:font-name="Times New Roman" fo:font-weight="normal" officeooo:rsid="005d2301" style:font-size-asian="12pt" style:font-size-complex="12pt"/>
    </style:style>
    <style:style style:name="T37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38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39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40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41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42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43" style:family="text">
      <style:text-properties style:font-name="Times New Roman" fo:font-weight="bold" officeooo:rsid="005ed913" style:font-size-asian="12pt" style:font-weight-asian="bold" style:font-size-complex="12pt" style:font-weight-complex="bold"/>
    </style:style>
    <style:style style:name="T44" style:family="text">
      <style:text-properties style:font-name="Times New Roman" fo:font-weight="bold" officeooo:rsid="005d2301" style:font-size-asian="12pt" style:font-weight-asian="bold" style:font-size-complex="12pt" style:font-weight-complex="bold"/>
    </style:style>
    <style:style style:name="T45" style:family="text">
      <style:text-properties style:font-name="Times New Roman" style:font-size-asian="12pt" style:font-weight-asian="bold" style:font-size-complex="12pt" style:font-weight-complex="bold"/>
    </style:style>
    <style:style style:name="T46" style:family="text">
      <style:text-properties style:font-name="Times New Roman" officeooo:rsid="005ed913" style:font-size-asian="12pt" style:font-weight-asian="bold" style:font-size-complex="12pt" style:font-weight-complex="bold"/>
    </style:style>
    <style:style style:name="T47" style:family="text">
      <style:text-properties style:font-name="Times New Roman" officeooo:rsid="005d2301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NISTÉRIO DA ECONOMIA</text:p>
      <text:p text:style-name="P13">SECRETARIA DE COORDENAÇÃO E GOVERNANÇA DO PATRIMÔNIO DA UNIÃO</text:p>
      <text:p text:style-name="P15">Superintendência do Patrimônio da União em Santa Catarina</text:p>
      <text:p text:style-name="P1"><text:span text:style-name="Strong_20_Emphasis"><text:span text:style-name="T1">Praça XV de novembro, 336, CENTRO, FLORIANÓPOLIS/SC, CEP 88010-40</text:span></text:span><text:span text:style-name="Strong_20_Emphasis"><text:span text:style-name="T2">0, FONE (48) 3251-8200</text:span></text:span></text:p>
      <text:p text:style-name="P18"/>
      <text:p text:style-name="P7"><text:span text:style-name="T8">TERMO DE </text:span><text:span text:style-name="T9">APROVAÇÃO</text:span></text:p>
      <text:p text:style-name="P10"/>
      <text:p text:style-name="P11">PROCESSO <text:span text:style-name="T17">SEI/ME </text:span>Nº:</text:p>
      <text:p text:style-name="P8"><text:span text:style-name="T10">I</text:span><text:span text:style-name="T7">NTERESSADOS: Superintendência do Patrimônio da União </text:span><text:span text:style-name="T11">em Santa Catarina – SPU/SC</text:span></text:p>
      <text:p text:style-name="P8"><text:span text:style-name="T12"><text:s text:c="34"/></text:span><text:span text:style-name="T11">Município de </text:span><text:span text:style-name="T13">Garopaba</text:span><text:span text:style-name="T11">/SC</text:span></text:p>
      <text:p text:style-name="P11"/>
      <text:p text:style-name="P9"><text:span text:style-name="T7">ASSUNTO: </text:span><text:span text:style-name="T14">Ofício nº <text:s text:c="2"/>, de <text:s text:c="4"/>, do Município de Garopaba/SC - </text:span><text:span text:style-name="T7">Projeto </text:span><text:span text:style-name="T15">Especifico</text:span><text:span text:style-name="T6"> </text:span><text:span text:style-name="T7">de Descentralização e Modernização Administrativa </text:span><text:span text:style-name="T16">de Regularização de Rancho de Pesca.</text:span></text:p>
      <text:p text:style-name="P17"/>
      <text:p text:style-name="P4"><text:span text:style-name="Strong_20_Emphasis"><text:span text:style-name="T18">O Município de Garopaba/SC,</text:span></text:span><text:span text:style-name="Strong_20_Emphasis"><text:span text:style-name="T19"> por meio do </text:span></text:span><text:span text:style-name="Strong_20_Emphasis"><text:span text:style-name="T20">o</text:span></text:span><text:span text:style-name="Strong_20_Emphasis"><text:span text:style-name="T19">fício supracitado, </text:span></text:span><text:span text:style-name="Strong_20_Emphasis"><text:span text:style-name="T18">requereu </text:span></text:span><text:span text:style-name="Strong_20_Emphasis"><text:span text:style-name="T28">à </text:span></text:span><text:span text:style-name="Strong_20_Emphasis"><text:span text:style-name="T18">Sup</text:span></text:span><text:span text:style-name="Strong_20_Emphasis"><text:span text:style-name="T19">erintendência </text:span></text:span><text:span text:style-name="Strong_20_Emphasis"><text:span text:style-name="T28">do Patrimônio da União em Santa Catarina</text:span></text:span><text:span text:style-name="Strong_20_Emphasis"><text:span text:style-name="T19">, a aprovação do</text:span></text:span><text:span text:style-name="Strong_20_Emphasis"><text:span text:style-name="T21"> </text:span></text:span><text:span text:style-name="Strong_20_Emphasis"><text:span text:style-name="T19">“</text:span></text:span><text:span text:style-name="Strong_20_Emphasis"><text:span text:style-name="T39">Projeto </text:span></text:span><text:span text:style-name="Strong_20_Emphasis"><text:span text:style-name="T42">Específico</text:span></text:span><text:span text:style-name="Strong_20_Emphasis"><text:span text:style-name="T40"> </text:span></text:span><text:span text:style-name="Strong_20_Emphasis"><text:span text:style-name="T39">de Descentralização e Modernização da Administrativa </text:span></text:span><text:span text:style-name="Strong_20_Emphasis"><text:span text:style-name="T41">para Regularização de Rancho de Pesca</text:span></text:span><text:span text:style-name="Strong_20_Emphasis"><text:span text:style-name="T19">”, </text:span></text:span><text:span text:style-name="Strong_20_Emphasis"><text:span text:style-name="T30">para guarda das embarcações e petrechos de pesca </text:span></text:span><text:span text:style-name="Strong_20_Emphasis"><text:span text:style-name="T31">dos pescadores</text:span></text:span><text:span text:style-name="Strong_20_Emphasis"><text:span text:style-name="T30">, </text:span></text:span><text:span text:style-name="Strong_20_Emphasis"><text:span text:style-name="T32">com o objetivo de </text:span></text:span><text:span text:style-name="Strong_20_Emphasis"><text:span text:style-name="T22">disciplinar </text:span></text:span><text:span text:style-name="Strong_20_Emphasis"><text:span text:style-name="T23">os procedimentos de</text:span></text:span><text:span text:style-name="Strong_20_Emphasis"><text:span text:style-name="T22"> regularização d</text:span></text:span><text:span text:style-name="Strong_20_Emphasis"><text:span text:style-name="T21">os </text:span></text:span><text:span text:style-name="Strong_20_Emphasis"><text:span text:style-name="T22">ranchos </text:span></text:span><text:span text:style-name="Strong_20_Emphasis"><text:span text:style-name="T24">de </text:span></text:span><text:span text:style-name="Strong_20_Emphasis"><text:span text:style-name="T19">pesca de</text:span></text:span><text:span text:style-name="Strong_20_Emphasis"><text:span text:style-name="T22"> Comunidades Tradicionais, de forma sustentável, </text:span></text:span><text:span text:style-name="Strong_20_Emphasis"><text:span text:style-name="T23">em parceria </text:span></text:span><text:span text:style-name="Strong_20_Emphasis"><text:span text:style-name="T20">com </text:span></text:span><text:span text:style-name="Strong_20_Emphasis"><text:span text:style-name="T28">a</text:span></text:span><text:span text:style-name="Strong_20_Emphasis"><text:span text:style-name="T20"> Superintendência</text:span></text:span><text:span text:style-name="Strong_20_Emphasis"><text:span text:style-name="T22"> até que seja aprovado o instrumento normativo de </text:span></text:span><text:span text:style-name="Strong_20_Emphasis"><text:span text:style-name="T37">T</text:span></text:span><text:span text:style-name="Strong_20_Emphasis"><text:span text:style-name="T38">ermo de Autorização de Uso Sustentável - T</text:span></text:span><text:span text:style-name="Strong_20_Emphasis"><text:span text:style-name="T37">AUS,</text:span></text:span><text:span text:style-name="Strong_20_Emphasis"><text:span text:style-name="T22"> por parte d</text:span></text:span><text:span text:style-name="Strong_20_Emphasis"><text:span text:style-name="T20">a Unidade </text:span></text:span><text:span text:style-name="Strong_20_Emphasis"><text:span text:style-name="T22"><text:s/>Central.</text:span></text:span></text:p>
      <text:p text:style-name="P6"><text:span text:style-name="Strong_20_Emphasis"><text:span text:style-name="T19">Esses estudos </text:span></text:span><text:span text:style-name="Strong_20_Emphasis"><text:span text:style-name="T25">foram feitos com base no </text:span></text:span><text:span text:style-name="Strong_20_Emphasis"><text:span text:style-name="T43">Projeto </text:span></text:span><text:span text:style-name="Strong_20_Emphasis"><text:span text:style-name="T42">Piloto</text:span></text:span><text:span text:style-name="Strong_20_Emphasis"><text:span text:style-name="T43"> de Descentralização e Modernização Administrativa </text:span></text:span><text:span text:style-name="Strong_20_Emphasis"><text:span text:style-name="T44">de Regularização de Rancho de Pesc</text:span></text:span><text:span text:style-name="Strong_20_Emphasis"><text:span text:style-name="T43">a,</text:span></text:span><text:span text:style-name="Strong_20_Emphasis"><text:span text:style-name="T20"> </text:span></text:span><text:span text:style-name="Strong_20_Emphasis"><text:span text:style-name="T25">do Processo Administrativo SEI/ME Nº 10154.135945/2019-49, sendo </text:span></text:span><text:span text:style-name="Strong_20_Emphasis"><text:span text:style-name="T26">este </text:span></text:span><text:span text:style-name="Strong_20_Emphasis"><text:span text:style-name="T25">d</text:span></text:span><text:span text:style-name="Strong_20_Emphasis"><text:span text:style-name="T19">iscutido </text:span></text:span><text:span text:style-name="Strong_20_Emphasis"><text:span text:style-name="T25">com os representantes do </text:span></text:span><text:span text:style-name="Strong_20_Emphasis"><text:span text:style-name="T19"><text:s/>Município</text:span></text:span><text:span text:style-name="Strong_20_Emphasis"><text:span text:style-name="T25"> de Garopaba, com a presença do Chefe de Divisão de Aquicultura e Pesca, da Superintendência Federal em Santa Catarina, do Ministério da Agricultura, Pecuária e Abastecimento, </text:span></text:span><text:span text:style-name="Strong_20_Emphasis"><text:span text:style-name="T26">nos termo da </text:span></text:span><text:span text:style-name="Strong_20_Emphasis"><text:span text:style-name="T25"><text:s/></text:span></text:span><text:span text:style-name="Strong_20_Emphasis"><text:span text:style-name="T19">Ata de Reunião, de 29/11/2019 (Evento <text:s text:c="2"/>), </text:span></text:span><text:span text:style-name="Strong_20_Emphasis"><text:span text:style-name="T28">estando essa</text:span></text:span><text:span text:style-name="Strong_20_Emphasis"><text:span text:style-name="T19"> </text:span></text:span><text:span text:style-name="Strong_20_Emphasis"><text:span text:style-name="T26">proposta, </text:span></text:span><text:span text:style-name="Strong_20_Emphasis"><text:span text:style-name="T19">em conformidade com a conveniência e oportunidade administrativa </text:span></text:span><text:span text:style-name="Strong_20_Emphasis"><text:span text:style-name="T26">dos interesses da União</text:span></text:span><text:span text:style-name="Strong_20_Emphasis"><text:span text:style-name="T19">, </text:span></text:span><text:span text:style-name="Strong_20_Emphasis"><text:span text:style-name="T27">para fins de</text:span></text:span><text:span text:style-name="Strong_20_Emphasis"><text:span text:style-name="T19"> regulamentação provis</text:span></text:span><text:span text:style-name="Strong_20_Emphasis"><text:span text:style-name="T25">ó</text:span></text:span><text:span text:style-name="Strong_20_Emphasis"><text:span text:style-name="T19">ria, até que seja regulamentado </text:span></text:span><text:span text:style-name="Strong_20_Emphasis"><text:span text:style-name="T26">em definitivo</text:span></text:span><text:span text:style-name="Strong_20_Emphasis"><text:span text:style-name="T19"> pela Secretaria do Patrimônio da União.</text:span></text:span></text:p>
      <text:p text:style-name="P5"><text:span text:style-name="Strong_20_Emphasis"><text:span text:style-name="T25">Em face o exposto, </text:span></text:span><text:span text:style-name="T33">aprovamos o </text:span><text:span text:style-name="T29">“</text:span><text:span text:style-name="T45">Projeto </text:span><text:span text:style-name="T46">Específico </text:span><text:span text:style-name="T45">de Descentralização e Modernização Administrativa </text:span><text:span text:style-name="T47">de Regularização de Rancho de Pesc</text:span><text:span text:style-name="T46">a</text:span><text:span text:style-name="T29">, nos termos da Ata </text:span><text:span text:style-name="T32">da Reunião </text:span><text:span text:style-name="T34">supracitada</text:span><text:span text:style-name="T29">, </text:span><text:span text:style-name="T33">dando ciência à </text:span><text:span text:style-name="T35">Coordenação-Geral de Habitação e Regularização Fundiária da Secretaria do Patrimônio da União, em Brasília, </text:span><text:span text:style-name="T33">para conhecimento </text:span><text:span text:style-name="T36">dos procedimentos </text:span><text:span text:style-name="T34">d</text:span><text:span text:style-name="T35">a </text:span><text:span text:style-name="T34">Superintendência do Patrimônio da União </text:span><text:span text:style-name="T36">em Santa Catarina.</text:span></text:p>
      <text:p text:style-name="P12"/>
      <text:p text:style-name="P2"><text:span text:style-name="T3">NABIH HENRIQUE CHRAIM <text:s text:c="26"/></text:span><text:span text:style-name="T4">PAULO SÉRGIO DE ARAÚJO</text:span></text:p>
      <text:p text:style-name="P3"><text:span text:style-name="T4"><text:s text:c="24"/></text:span><text:span text:style-name="T5">Superintendente da SPU/SC <text:s text:c="48"/>Prefe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1T11:37:31.930000000</dc:date>
    <meta:editing-duration>PT20H25M11S</meta:editing-duration>
    <meta:editing-cycles>82</meta:editing-cycles>
    <meta:generator>LibreOffice/4.1.4.2$Windows_x86 LibreOffice_project/0a0440ccc0227ad9829de5f46be37cfb6edcf72</meta:generator>
    <meta:print-date>2019-12-11T11:36:56.520000000</meta:print-date>
    <meta:document-statistic meta:table-count="0" meta:image-count="0" meta:object-count="0" meta:page-count="1" meta:paragraph-count="14" meta:word-count="335" meta:character-count="2489" meta:non-whitespace-character-count="2024"/>
  </office:meta>
</office:document-meta>
</file>